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50" calcext:value-type="float">
            <text:p>1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2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29" office:value-type="float" office:value="150" calcext:value-type="float">
            <text:p>15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49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9:35:23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5T19:35:40.106000000</dc:date>
    <meta:editing-duration>PT3H25M27S</meta:editing-duration>
    <meta:editing-cycles>132</meta:editing-cycles>
    <meta:document-statistic meta:table-count="1" meta:cell-count="1105" meta:object-count="0"/>
  </office:meta>
</office:document-meta>
</file>